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Standard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b2b2b2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b2b2b2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officeooo:rsid="001a5fab" officeooo:paragraph-rsid="001a5fab"/>
    </style:style>
    <style:style style:name="P2" style:family="paragraph" style:parent-style-name="Table_20_Contents">
      <style:paragraph-properties fo:text-align="start" style:justify-single-word="false"/>
      <style:text-properties officeooo:rsid="00202440" officeooo:paragraph-rsid="00202440"/>
    </style:style>
    <style:style style:name="P3" style:family="paragraph" style:parent-style-name="Table_20_Contents">
      <style:paragraph-properties fo:text-align="start" style:justify-single-word="false"/>
      <style:text-properties officeooo:rsid="001d3843" officeooo:paragraph-rsid="001d3843"/>
    </style:style>
    <style:style style:name="P4" style:family="paragraph" style:parent-style-name="Table_20_Contents">
      <style:text-properties officeooo:rsid="001d3843" officeooo:paragraph-rsid="001d3843"/>
    </style:style>
    <style:style style:name="P5" style:family="paragraph" style:parent-style-name="Table_20_Contents">
      <style:paragraph-properties fo:text-align="start" style:justify-single-word="false"/>
      <style:text-properties officeooo:rsid="0019b84a" officeooo:paragraph-rsid="0019b84a"/>
    </style:style>
    <style:style style:name="P6" style:family="paragraph" style:parent-style-name="Text_20_body">
      <style:text-properties style:font-name="Georgia" officeooo:rsid="00222f3f" officeooo:paragraph-rsid="00222f3f"/>
    </style:style>
    <style:style style:name="P7" style:family="paragraph" style:parent-style-name="Text_20_body">
      <style:text-properties style:font-name="Georgia" officeooo:rsid="00194993" officeooo:paragraph-rsid="00194993"/>
    </style:style>
    <style:style style:name="P8" style:family="paragraph" style:parent-style-name="Heading_20_1">
      <style:text-properties style:font-name="Georgia" officeooo:rsid="00194993" officeooo:paragraph-rsid="00194993"/>
    </style:style>
    <style:style style:name="P9" style:family="paragraph" style:parent-style-name="Heading_20_1">
      <style:paragraph-properties fo:break-before="page"/>
      <style:text-properties style:font-name="Georgia" officeooo:rsid="0018debb" officeooo:paragraph-rsid="0018debb"/>
    </style:style>
    <style:style style:name="P10" style:family="paragraph" style:parent-style-name="Title">
      <style:text-properties style:font-name="Georgia" officeooo:rsid="0018debb" officeooo:paragraph-rsid="0018debb"/>
    </style:style>
    <style:style style:name="P11" style:family="paragraph" style:parent-style-name="Subtitle">
      <style:text-properties style:font-name="Georgia" officeooo:rsid="0018debb" officeooo:paragraph-rsid="0018debb"/>
    </style:style>
    <style:style style:name="P12" style:family="paragraph" style:parent-style-name="Table_20_Contents" style:list-style-name="L1">
      <style:text-properties officeooo:rsid="001a5fab" officeooo:paragraph-rsid="001a5fab"/>
    </style:style>
    <style:style style:name="P13" style:family="paragraph" style:parent-style-name="Table_20_Contents">
      <style:text-properties style:font-name="Georgia" officeooo:rsid="0019b84a" officeooo:paragraph-rsid="0019b84a"/>
    </style:style>
    <style:style style:name="P14" style:family="paragraph" style:parent-style-name="Table_20_Contents">
      <style:text-properties style:font-name="Georgia" officeooo:rsid="001a0f9f" officeooo:paragraph-rsid="001a0f9f"/>
    </style:style>
    <style:style style:name="P15" style:family="paragraph" style:parent-style-name="Table_20_Contents">
      <style:text-properties style:font-name="Georgia" officeooo:rsid="001a5fab" officeooo:paragraph-rsid="001a5fab"/>
    </style:style>
    <style:style style:name="P16" style:family="paragraph" style:parent-style-name="Table_20_Contents">
      <style:text-properties style:font-name="Georgia" officeooo:rsid="001d3843" officeooo:paragraph-rsid="001d3843"/>
    </style:style>
    <style:style style:name="P17" style:family="paragraph" style:parent-style-name="Table_20_Contents">
      <style:text-properties style:font-name="Georgia" officeooo:rsid="00202440" officeooo:paragraph-rsid="00202440"/>
    </style:style>
    <style:style style:name="P1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Heading_20_2">
      <style:text-properties style:font-name="Georgia" officeooo:rsid="0023bdb6" officeooo:paragraph-rsid="0023bdb6"/>
    </style:style>
    <style:style style:name="T1" style:family="text">
      <style:text-properties officeooo:rsid="00194993"/>
    </style:style>
    <style:style style:name="T2" style:family="text">
      <style:text-properties officeooo:rsid="001a0f9f"/>
    </style:style>
    <style:style style:name="T3" style:family="text">
      <style:text-properties officeooo:rsid="001a5fab"/>
    </style:style>
    <style:style style:name="T4" style:family="text">
      <style:text-properties officeooo:rsid="001b7f39"/>
    </style:style>
    <style:style style:name="T5" style:family="text">
      <style:text-properties officeooo:rsid="001d3843"/>
    </style:style>
    <style:style style:name="T6" style:family="text">
      <style:text-properties officeooo:rsid="001e7907"/>
    </style:style>
    <style:style style:name="T7" style:family="text">
      <style:text-properties officeooo:rsid="0023177f"/>
    </style:style>
    <style:style style:name="T8" style:family="text">
      <style:text-properties style:font-name="Georgia"/>
    </style:style>
    <style:style style:name="T9" style:family="text">
      <style:text-properties style:font-name="Georgia" officeooo:rsid="001d3843"/>
    </style:style>
    <style:style style:name="T10" style:family="text">
      <style:text-properties style:font-name="Georgia" officeooo:rsid="001e7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etto Sistemi Operativi 17/28</text:p>
      <text:p text:style-name="P11">Analizzatore Comandi – <text:span text:style-name="T4">Logger Statistiche</text:span></text:p>
      <text:h text:style-name="P8" text:outline-level="1">Funzionamento del programma</text:h>
      <text:p text:style-name="P6">Con riferimento alle specifiche del progetto, il programma realizzato prende come parametro un comando, e calcola alcune statistiche sulla sua esecuzione, poi le invia ad un processo demone che scrive effettivamente le statistiche in un file di log. <text:span text:style-name="T7">Il processo demone deve essere lanciato se non esistente all’inizio dell’esecuzione del programma.</text:span></text:p>
      <text:h text:style-name="P19" text:outline-level="2">Calcolo Statistiche</text:h>
      <text:h text:style-name="P9" text:outline-level="1">Struttura <text:span text:style-name="T1">del Programma</text:span></text:h>
      <text:p text:style-name="P7">Il programma è stato suddiviso in vari moduli, suddividendo il codice sorgente in più file <text:span text:style-name="T3">e directory</text:span>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Modulo</text:p>
          </table:table-cell>
          <table:table-cell table:style-name="Tabella1.B1" office:value-type="string">
            <text:p text:style-name="P18">Descrizione</text:p>
          </table:table-cell>
        </table:table-row>
        <table:table-row>
          <table:table-cell table:style-name="Tabella1.A2" office:value-type="string">
            <text:p text:style-name="P5"><text:span text:style-name="My_5f_Codice"><text:span text:style-name="T8">Main</text:span></text:span></text:p>
          </table:table-cell>
          <table:table-cell table:style-name="Tabella1.B2" office:value-type="string">
            <text:p text:style-name="P13">Rappresenta il punto di ingresso del programma. Si occupa di elaborare gli argomenti passati tramite riga di comando, <text:span text:style-name="T2">e di impostare valori adeguati per l’esecuzione del programma.</text:span></text:p>
          </table:table-cell>
        </table:table-row>
        <table:table-row>
          <table:table-cell table:style-name="Tabella1.A2" office:value-type="string">
            <text:p text:style-name="Table_20_Contents"><text:span text:style-name="My_5f_Codice"><text:span text:style-name="T8">Program</text:span></text:span></text:p>
          </table:table-cell>
          <table:table-cell table:style-name="Tabella1.B2" office:value-type="string">
            <text:p text:style-name="P14">Fornisce la logica di esecuzione del programma. Controlla se esiste il demone che si occupa di scrivere i messaggi di log nei file appropriati e in caso esso non esista lo crea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P1"><text:span text:style-name="My_5f_Codice"><text:span text:style-name="T8">Messanger</text:span></text:span></text:p>
          </table:table-cell>
          <table:table-cell table:style-name="Tabella1.B2" office:value-type="string">
            <text:p text:style-name="P15">Modulo per astrarre sull’utilizzo delle code per il passaggio di messaggi. Suddiviso in due parti:</text:p>
            <text:list xml:id="list4264344884" text:style-name="L1">
              <text:list-item>
                <text:p text:style-name="P12"><text:span text:style-name="My_5f_Codice"><text:span text:style-name="T8">Server</text:span></text:span><text:span text:style-name="T8">: implementa la logica di messaggistica del demone, ovvero fornisce funzioni per creare ed eliminare coda dei messaggi e per mettersi in ascolto.</text:span></text:p>
              </text:list-item>
              <text:list-item>
                <text:p text:style-name="P12"><text:span text:style-name="My_5f_Codice"><text:span text:style-name="T8">Client</text:span></text:span><text:span text:style-name="T8">: implementa <text:s/>le funzioni per verificare se il demone esiste e per </text:span><text:span text:style-name="T9">inviargli messaggi-</text:span></text:p>
              </text:list-item>
            </text:list>
          </table:table-cell>
        </table:table-row>
        <table:table-row>
          <table:table-cell table:style-name="Tabella1.A2" office:value-type="string">
            <text:p text:style-name="P3"><text:span text:style-name="My_5f_Codice"><text:span text:style-name="T8">Parser</text:span></text:span></text:p>
          </table:table-cell>
          <table:table-cell table:style-name="Tabella1.B2" office:value-type="string">
            <text:p text:style-name="P16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P3"><text:span text:style-name="My_5f_Codice"><text:span text:style-name="T8">Execute</text:span></text:span></text:p>
          </table:table-cell>
          <table:table-cell table:style-name="Tabella1.B2" office:value-type="string">
            <text:p text:style-name="P4"><text:span text:style-name="T8">Modulo di appoggio al </text:span><text:span text:style-name="My_5f_Codice"><text:span text:style-name="T8">Parser</text:span></text:span><text:span text:style-name="T8">. Una volta che quest’ultimo suddivide un comando in una sequenza di comandi semplici e operatori. Fornisc</text:span><text:span text:style-name="T10">e metodi per l’esecuzione di comandi da semplici a composti, connessi da vari operatori.</text:span></text:p>
          </table:table-cell>
        </table:table-row>
        <table:table-row>
          <table:table-cell table:style-name="Tabella1.A2" office:value-type="string">
            <text:p text:style-name="P2"><text:span text:style-name="My_5f_Codice"><text:span text:style-name="T8">Stats</text:span></text:span></text:p>
          </table:table-cell>
          <table:table-cell table:style-name="Tabella1.B2" office:value-type="string">
            <text:p text:style-name="P17">Modulo che implementa effettivamente l’esecuzione di un semplice comando e genera una stringa con le statistiche, composta in base alle impostazioni di formattazione.</text:p>
          </table:table-cell>
        </table:table-row>
        <table:table-row>
          <table:table-cell table:style-name="Tabella1.A2" office:value-type="string">
            <text:p text:style-name="P2"><text:span text:style-name="My_5f_Codice"><text:span text:style-name="T8">Logger</text:span></text:span></text:p>
          </table:table-cell>
          <table:table-cell table:style-name="Tabella1.B2" office:value-type="string">
            <text:p text:style-name="P17">Modulo che contiene le funzioni per scrivere effettivamente le stringhe di log nel file adeguato. </text:p>
          </table:table-cell>
        </table:table-row>
        <table:table-row>
          <table:table-cell table:style-name="Tabella1.A2" office:value-type="string">
            <text:p text:style-name="P2"><text:span text:style-name="My_5f_Codice"><text:span text:style-name="T8">Util</text:span></text:span></text:p>
          </table:table-cell>
          <table:table-cell table:style-name="Tabella1.B2" office:value-type="string">
            <text:p text:style-name="P17">Modulo che contiene funzioni di utilità varie. Contiene la definizione di vari codici di ritorno e costanti utilizzate in varie parti del programma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Standard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erif" fo:font-family="'Noto Serif'" style:font-style-name="Standard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4T20:55:58.854503590</dc:date>
    <meta:editing-duration>PT35M37S</meta:editing-duration>
    <meta:editing-cycles>9</meta:editing-cycles>
    <meta:generator>LibreOffice/5.4.6.2$Linux_X86_64 LibreOffice_project/40m0$Build-2</meta:generator>
    <meta:document-statistic meta:table-count="1" meta:image-count="0" meta:object-count="0" meta:page-count="2" meta:paragraph-count="27" meta:word-count="338" meta:character-count="2247" meta:non-whitespace-character-count="1935"/>
  </office:meta>
</office:document-meta>
</file>